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h text:style-name="Title">January</text:h>
      <text:p text:style-name="Text_20_body">January.<text:line-break/>It's cold, and I don't like it.<text:line-break/>I prefer warm weather,<text:line-break/>although I like sweaters. They are the one<text:line-break/>warm spot in an otherwise shitty season.<text:line-break/>But fall is better sweater weather. So be patient,</text:p>
      <text:p text:style-name="Text_20_body"><text:span text:style-name="T1">patient</text:span>,<text:line-break/>while waiting for the end of January.<text:line-break/>A change of season<text:line-break/>brings a change of mood along with it,<text:line-break/>although I never thought I'd be one<text:line-break/>to believe that SAD junk about effects of weather---</text:p>
      <text:p text:style-name="Text_20_body">weather!---<text:line-break/>on a person. Who becomes a patient<text:line-break/>just because of one<text:line-break/>month of snow? I did say of January:<text:line-break/>"It's cold, and I don't like it,"<text:line-break/>but I hardly think it's fair, knocking whole seasons,</text:p>
      <text:p text:style-name="Text_20_body">seasoning<text:line-break/>your conversation with demands for better weather.<text:line-break/>(While I find it<text:line-break/>nearly impossible, it's my mission to be patient<text:line-break/>while waiting for the end of January.)<text:line-break/>Oh, but how the long nights do so tax one!</text:p>
      <text:p text:style-name="Text_20_body">One<text:line-break/>warm spot in an otherwise shitty season---<text:line-break/>all I ask, January,<text:line-break/>is one warm day. Do you care whether<text:line-break/>I'm a person who becomes a patient<text:line-break/>in some psych ward? This just about does it.</text:p>
      <text:p text:style-name="Text_20_body">I.T.,<text:line-break/>although I never thought I'd call one,<text:line-break/>is fair and patient<text:line-break/>when I call. They talk with me, season<text:line-break/>my conversation of demands for better weather<text:line-break/>with an argument for the white beauty of January.</text:p>
      <text:p text:style-name="Text_20_body">They know it's hard; they say each season<text:line-break/>has its detractors. <text:span text:style-name="T2">One</text:span><text:span text:style-name="T3"> </text:span><text:span text:style-name="T4">day</text:span>, they say, _the weather<text:line-break/>will be controlled---until then, patience in January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nuary</dc:title>
  </office:meta>
</office:document-meta>
</file>